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mily-generic="roman"/>
    <style:font-face style:name="Calibri" svg:font-family="Calibri" style:font-family-generic="roman"/>
    <style:font-face style:name="Calibri Light" svg:font-family="'Calibri Light'" style:font-family-generic="roman"/>
    <style:font-face style:name="Liberation Serif1" svg:font-family="'Liberation Serif'" style:font-family-generic="roman"/>
    <style:font-face style:name="FreeSans1" svg:font-family="FreeSans" style:font-family-generic="swiss"/>
    <style:font-face style:name="Arial1" svg:font-family="Arial" style:font-family-generic="system"/>
    <style:font-face style:name="Calibri Light1" svg:font-family="'Calibri Light'" style:font-family-generic="system"/>
    <style:font-face style:name="Times New Roman" svg:font-family="'Times New Roman'"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150%" fo:text-align="justify"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111in" style:contextual-spacing="false" fo:line-height="150%" fo:text-align="justify" style:justify-single-word="false" fo:orphans="2" fo:widows="2" fo:text-indent="0in" style:auto-text-indent="false" style:vertical-align="auto" style:writing-mode="lr-tb"/>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line-height="0.25in" fo:text-align="justify" style:justify-single-word="false" fo:text-indent="0in" style:auto-text-indent="false"/>
    </style:style>
    <style:style style:name="P5" style:family="paragraph" style:parent-style-name="Standard">
      <style:paragraph-properties fo:margin-left="0in" fo:margin-right="0in" fo:margin-top="0in" fo:margin-bottom="0.111in" style:contextual-spacing="false" fo:line-height="150%" fo:text-align="justify" style:justify-single-word="false" fo:orphans="2" fo:widows="2" fo:text-indent="0.25in" style:auto-text-indent="false" style:vertical-align="auto"/>
    </style:style>
    <style:style style:name="P6" style:family="paragraph" style:parent-style-name="Standard">
      <style:paragraph-properties fo:margin-left="0in" fo:margin-right="0in" fo:line-height="0.25in" fo:text-align="justify" style:justify-single-word="false" fo:text-indent="0.25in" style:auto-text-indent="false"/>
    </style:style>
    <style:style style:name="P7" style:family="paragraph" style:parent-style-name="Bibliography">
      <style:paragraph-properties fo:margin-left="0.5in" fo:margin-right="0in" fo:text-indent="-0.5in" style:auto-text-indent="false"/>
    </style:style>
    <style:style style:name="P8" style:family="paragraph" style:parent-style-name="List_20_Paragraph" style:list-style-name="WWNum2">
      <style:paragraph-properties fo:margin-left="0.7417in" fo:margin-right="0in" fo:line-height="0.25in" fo:text-align="justify" style:justify-single-word="false" fo:text-indent="-0.25in" style:auto-text-indent="false">
        <style:tab-stops/>
      </style:paragraph-properties>
    </style:style>
    <style:style style:name="P9" style:family="paragraph" style:parent-style-name="List_20_Paragraph" style:list-style-name="WWNum1">
      <style:paragraph-properties fo:margin-left="0.7417in" fo:margin-right="0in" fo:line-height="0.25in" fo:text-align="justify" style:justify-single-word="false" fo:text-indent="-0.25in" style:auto-text-indent="false">
        <style:tab-stops/>
      </style:paragraph-properties>
    </style:style>
    <style:style style:name="P10" style:family="paragraph" style:parent-style-name="List_20_Paragraph" style:list-style-name="WWNum3">
      <style:paragraph-properties fo:margin-left="0.7417in" fo:margin-right="0in" fo:line-height="0.25in" fo:text-align="justify" style:justify-single-word="false" fo:text-indent="-0.25in" style:auto-text-indent="false">
        <style:tab-stops/>
      </style:paragraph-properties>
    </style:style>
    <style:style style:name="T1" style:family="text">
      <style:text-properties style:font-name="Arial" fo:font-size="12pt" fo:language="es" fo:country="MX" fo:font-weight="bold" style:font-size-asian="12pt" style:language-asian="en" style:country-asian="US" style:font-weight-asian="bold" style:font-name-complex="Arial1" style:font-size-complex="12pt" style:language-complex="ar" style:country-complex="SA"/>
    </style:style>
    <style:style style:name="T2" style:family="text">
      <style:text-properties style:font-name="Arial" fo:font-size="12pt" fo:language="es" fo:country="MX" fo:font-weight="bold" style:font-size-asian="12pt" style:font-weight-asian="bold" style:font-name-complex="Arial1" style:font-size-complex="12pt"/>
    </style:style>
    <style:style style:name="T3" style:family="text">
      <style:text-properties style:font-name="Arial" fo:font-size="12pt" fo:language="es" fo:country="MX" style:font-size-asian="12pt" style:language-asian="en" style:country-asian="US" style:font-name-complex="Arial1" style:font-size-complex="12pt" style:language-complex="ar" style:country-complex="SA"/>
    </style:style>
    <style:style style:name="T4" style:family="text">
      <style:text-properties style:font-name="Arial" fo:font-size="12pt" fo:language="es" fo:country="MX" style:font-size-asian="12pt" style:font-name-complex="Arial1" style:font-size-complex="12pt"/>
    </style:style>
    <style:style style:name="T5" style:family="text">
      <style:text-properties style:font-name="Arial" fo:font-size="12pt" fo:language="en" fo:country="US" style:font-size-asian="12pt" style:language-asian="en" style:country-asian="US" style:font-name-complex="Arial1" style:font-size-complex="12pt" style:language-complex="ar" style:country-complex="SA"/>
    </style:style>
    <style:style style:name="T6" style:family="text">
      <style:text-properties fo:language="es" fo:country="MX"/>
    </style:style>
    <style:style style:name="T7" style:family="text">
      <style:text-properties fo:language="es" fo:country="ES"/>
    </style:style>
    <style:style style:name="T8" style:family="text">
      <style:text-properties fo:language="en" fo:country="US" style:language-asian="en" style:country-asian="US"/>
    </style:style>
    <style:style style:name="T9" style:family="text">
      <style:text-properties fo:language="en" fo:country="US" fo:font-style="italic" style:language-asian="en" style:country-asian="US"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riable Estática</text:span></text:p>
      <text:p text:style-name="P1"><text:span text:style-name="T3">En la programación una variable estática es una variable que ha sido definida al principio del programa estáticamente y cuya existencialidad será útil durante toda la ejecución del programa. Este tipo de variables se pueden establecer durante el tiempo de ejecución así como pueden ser manipuladas en distintas ocasiones durante la ejecución del programa. Este concepto también puede ser denominado como una variable globa</text:span><text:span text:style-name="T5"> (Joyanes &amp; Zahonero, 2010)</text:span><text:span text:style-name="T3">l.</text:span></text:p>
      <text:p text:style-name="P2"><text:span text:style-name="T1">Ciclo de vida de las variables</text:span></text:p>
      <text:p text:style-name="P5"><text:span text:style-name="T3">Instancia (objeto)<text:tab/></text:span></text:p>
      <text:list xml:id="list652804455730931550" text:style-name="WWNum2">
        <text:list-item>
          <text:p text:style-name="P8"><text:span text:style-name="T4">Existen cuando se crea un objeto que las contiene</text:span></text:p>
        </text:list-item>
        <text:list-item>
          <text:p text:style-name="P8"><text:span text:style-name="T4">Se inicializan por defecto si no se hace de modo explicito</text:span></text:p>
        </text:list-item>
      </text:list>
      <text:p text:style-name="P6"><text:span text:style-name="T4">Estáticas (clase)</text:span></text:p>
      <text:list xml:id="list496083387045875887" text:style-name="WWNum1">
        <text:list-item>
          <text:p text:style-name="P9"><text:span text:style-name="T4">Se crean cuando la clase se usa por primera vez</text:span></text:p>
        </text:list-item>
        <text:list-item>
          <text:p text:style-name="P9"><text:span text:style-name="T4">Se inicializan por defecto si no se hace de modo explicito</text:span></text:p>
        </text:list-item>
        <text:list-item>
          <text:p text:style-name="P9"><text:span text:style-name="T4">Suelen existir por el resto del programa (salvo que este no se haya cargado)</text:span></text:p>
        </text:list-item>
      </text:list>
      <text:p text:style-name="P6"><text:span text:style-name="T4">Locales (bloque)</text:span></text:p>
      <text:list xml:id="list165259335557632937" text:style-name="WWNum3">
        <text:list-item>
          <text:p text:style-name="P10"><text:span text:style-name="T4">Creadas en la sentencia en la que están definidas</text:span></text:p>
        </text:list-item>
        <text:list-item>
          <text:p text:style-name="P10"><text:span text:style-name="T4">No <text:s/>se inicializan por defecto, contienen datos imprevisibles</text:span></text:p>
        </text:list-item>
        <text:list-item>
          <text:p text:style-name="P10"><text:span text:style-name="T4">Se destruyen al salir del bloque (llave final)</text:span></text:p>
        </text:list-item>
      </text:list>
      <text:p text:style-name="P4"><text:span text:style-name="T2">Memoria Dinámica</text:span></text:p>
      <text:p text:style-name="P4"><text:span text:style-name="T4">La memoria dinámica es la memoria que no se define dentro de un programa, se desconoce la cantidad a considerarse. Se permite solicitar memoria al mismo tiempo de ejecución. Conforme avance el programa y se vaya requiriendo mas memoria se le ira solicitando al sistema operativo de acorde a lo necesario. Este tipo de memoria se manea mediante el uso de punteros por lo tanto resulta imposible conocer el tamaño de la memoria al momento de compilar. Cuando se desarrolla un programa el cual hace uso de la memoria dinámica, es necesario dividir el programa en cuatro partes: datos, texto, pila y la zona libre o heap. En el heap es donde queda la memoria libre para que esta sea utilizada como memoria dinámica.</text:span></text:p>
      <text:p text:style-name="P4"><text:span text:style-name="T2">Clase</text:span></text:p>
      <text:p text:style-name="P4"><text:span text:style-name="T4">La clase es una plantilla la cual permite la creación de objetos. Estas son utilizadas como medio de representación de conceptos o entidades. Cada clase busca definir un conjunto de variables. Los objetos creados partir de una clase son denominados instancias de la clase. Las clases son fundamentales para la funcionalidad de la programación orientada a objetos. </text:span><text:soft-page-break/><text:span text:style-name="T4">Las clases están conformadas por campos de datos, métodos o subrutinas, en algunos lenguajes también se manejan las propiedades entre los campos y métodos.</text:span></text:p>
      <text:p text:style-name="P4"><text:span text:style-name="T2">Objeto</text:span></text:p>
      <text:p text:style-name="P4"><text:span text:style-name="T4">Un objeto se define como una unidad dentro de un programa de la computadora que consiste en un estado y un comportamiento, suelen tener datos almacenados y de tareas realizables durante el tiempo de ejecución. El objeto se puede generan instanciando una clase, esto ocurre en la programación orientada objetos. Los objetos interactúan unos con otros. Los objetos son capaces de procesar datos recibir mensajes y generar los mismos para ser enviados a otros objetos. Gracias a las clases se crean los objetos que pertenecen a esa clase. Ejemplo la clase_animal vendría siendo la clase entonces un rinoceronte sería un objeto de la clase_animal.</text:span></text:p>
      <text:p text:style-name="P4"><text:span text:style-name="T2">Instanciación</text:span></text:p>
      <text:p text:style-name="P4"><text:span text:style-name="T4">Es la realización de una clase o prototipo determinados. En el momento que un programa es ejecutado, esto significa que el programa se instancia. Un objeto también se puede definir como una instancia dentro de la clase. En otras palabras se refiera que un miembro de la clase cuenta con atributos en vez de variables. </text:span></text:p>
      <text:p text:style-name="P3"><text:span text:style-name="T2">Herencia</text:span></text:p>
      <text:p text:style-name="P4"><text:span text:style-name="T4">La herencia en la programación orientada objetos es utilizada para poder crear nuevas clases dentro de un programa tomando como base o referencia una clase o jerarquía de clases que ya existieron antes del programa. La herencia permite la creación de objetos a partir de otros que ya fueron previamente creados, de tal manera la subclase obtiene todos los métodos y variables de la superclase de la cual es heredada.</text:span></text:p>
      <text:p text:style-name="P4"><text:span text:style-name="T2">Sobrecarga </text:span></text:p>
      <text:p text:style-name="P4"><text:span text:style-name="T4">La sobrecarga en el lenguaje de programación se refiere a la condición que permite nombrar con el mismo identificador a diferentes variables u operaciones. El Overload en la programación orientada a objetos es cuando dos o más funciones usan el mismo nombre. El programa identifica que función llamar o realizar debido a los parámetros que fueron previamente indicados. Esta también puede funcionar con los operadores de la misma manera con que con las funciones.</text:span></text:p>
      <text:p text:style-name="P4"><text:span text:style-name="T2">Shadowing</text:span></text:p>
      <text:p text:style-name="P4"><text:span text:style-name="T4">Al método de shadowing se le conoce cuando una variable de tipo miembro y una variable local definida en un método, ambas reciban el mismo nombre.</text:span></text:p>
      <text:h text:style-name="Heading_20_1" text:outline-level="1"><text:span text:style-name="T7">Bibliografía</text:span></text:h>
      <text:p text:style-name="P7"><text:span text:style-name="T8">Joyanes, L., &amp; Zahonero, I. (2010). </text:span><text:span text:style-name="T9">Programacion en C, C++, Java y UML.</text:span><text:span text:style-name="T8"> McGraw Hill.</text:span></text:p>
      <text:p text:style-name="Standard"><text:span text:style-name="T7">Sandi Metz. 2012. Practical Object‐Oriented Design in Ruby: An Agile Primer. Addison‐Wesley Professiona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mily-generic="roman"/>
    <style:font-face style:name="Calibri" svg:font-family="Calibri" style:font-family-generic="roman"/>
    <style:font-face style:name="Calibri Light" svg:font-family="'Calibri Light'" style:font-family-generic="roman"/>
    <style:font-face style:name="Liberation Serif1" svg:font-family="'Liberation Serif'" style:font-family-generic="roman"/>
    <style:font-face style:name="FreeSans1" svg:font-family="FreeSans" style:font-family-generic="swiss"/>
    <style:font-face style:name="Arial1" svg:font-family="Arial" style:font-family-generic="system"/>
    <style:font-face style:name="Calibri Light1" svg:font-family="'Calibri Light'" style:font-family-generic="system"/>
    <style:font-face style:name="Times New Roman" svg:font-family="'Times New Roman'"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default-outline-level="">
      <style:paragraph-properties fo:margin-left="0.5in" fo:margin-right="0in" fo:margin-top="0in" fo:margin-bottom="0.111in" style:contextual-spacing="true" fo:text-align="start" style:justify-single-word="false" fo:orphans="2" fo:widows="2" fo:text-indent="0in" style:auto-text-indent="false" style:vertical-align="auto"/>
      <style:text-properties style:font-name="Calibri" fo:font-family="Calibri" style:font-family-generic="roman" fo:font-size="11pt" fo:language="en" fo:country="CA" style:font-size-asian="11pt" style:language-asian="en" style:country-asian="US" style:font-name-complex="Times New Roman" style:font-family-complex="'Times New Roman'" style:font-family-generic-complex="system" style:font-size-complex="11pt" style:language-complex="ar" style:country-complex="SA"/>
    </style:style>
    <style:style style:name="Bibliography" style:family="paragraph" style:default-outline-level="">
      <style:paragraph-properties fo:margin-left="0in" fo:margin-right="0in" fo:margin-top="0in" fo:margin-bottom="0.111in" style:contextual-spacing="false" fo:text-align="start" style:justify-single-word="false" fo:orphans="2" fo:widows="2" fo:text-indent="0in" style:auto-text-indent="false" style:vertical-align="auto"/>
      <style:text-properties style:font-name="Calibri" fo:font-family="Calibri" style:font-family-generic="roman" fo:font-size="11pt" fo:language="en" fo:country="CA" style:font-size-asian="11pt" style:language-asian="en" style:country-asian="US" style:font-name-complex="Times New Roman" style:font-family-complex="'Times New Roman'" style:font-family-generic-complex="system" style:font-size-complex="11pt" style:language-complex="ar" style:country-complex="SA"/>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fo:font-size="16pt" fo:language="en" fo:country="US" style:font-name-asian="Calibri Light1" style:font-family-asian="'Calibri Light'" style:font-family-generic-asian="system" style:font-size-asian="16pt" style:language-asian="es" style:country-asian="MX" style:font-name-complex="Times New Roman" style:font-family-complex="'Times New Roman'" style:font-family-generic-complex="system" style:font-size-complex="16pt"/>
    </style:style>
    <style:style style:name="ListLabel_20_1" style:display-name="ListLabel 1"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22:09:31.673448543</meta:creation-date>
    <dc:date>2015-10-01T22:16:00.641661840</dc:date>
    <meta:editing-duration>P0D</meta:editing-duration>
    <meta:editing-cycles>1</meta:editing-cycles>
    <meta:document-statistic meta:table-count="0" meta:image-count="0" meta:object-count="0" meta:page-count="2" meta:paragraph-count="31" meta:word-count="741" meta:character-count="4487" meta:non-whitespace-character-count="3781"/>
    <meta:generator>LibreOffice/4.2.4.2$Linux_X86_64 LibreOffice_project/420m0$Build-2</meta:generator>
  </office:meta>
</office:document-meta>
</file>